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/>
    </style:style>
    <style:style style:name="T5" style:family="text">
      <style:text-properties fo:language="en" fo:country="none" fo:font-weight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"/>Современный <text:span text:style-name="T1">отель "</text:span><text:span text:style-name="T4">Sea B</text:span><text:span text:style-name="T5">reeze</text:span><text:span text:style-name="T4"> </text:span><text:span text:style-name="T1">"</text:span> <text:s/>предлагает достойный отдых на самом берегу Азовского моря прямо в пляжной линис видом на море . Мы расположены в <text:span text:style-name="T6">комплексе « </text:span><text:span text:style-name="T3">Sun <text:s/>Csty”</text:span> <text:s/>в тихом и уютном месте, вдали от шума и суеты. Отель располагает своим большим оборудованным пляжем, который ежедневно убирается. . Самая первая линия, от номера до моря всего <text:span text:style-name="T6">15</text:span> метров. </text:p>
      <text:p text:style-name="Standard"/>
      <text:p text:style-name="Standard">На территории есть мангал, предоставляем шезлонги и зонты бесплатно. До центра Кирилловки 6 км. </text:p>
      <text:p text:style-name="Standard"/>
      <text:p text:style-name="Standard"/>
      <text:p text:style-name="Standard"><text:span text:style-name="T2">Размещение:</text:span> в отеле <text:span text:style-name="T1">"</text:span><text:span text:style-name="T4">Sea B</text:span><text:span text:style-name="T5">reeze</text:span><text:span text:style-name="T4"> </text:span><text:span text:style-name="T1">"</text:span> <text:span text:style-name="T6">н</text:span>омерной фонд составляют номера «люкс» <text:span text:style-name="T6">с собственным <text:s/>двориком</text:span>, разной вместимостью. Все номера оборудованы кухней. Каждый номер «люкс» оснащен всей необходимой мебелью и техникой: мягкая мебель, LCD телевизор со спутниковым ТВ (200 каналов), шкаф, тумбочки, <text:s/>кондиционер, оборудованная <text:s/>варочной поверхностью, чайником, <text:span text:style-name="T6">микроволоновой печью,</text:span> холодильником кухня, а также свой санузел с холодной и горячей <text:span text:style-name="T6">пресной</text:span> водой круглосуточно. В каждом номере имеется своя отдельная <text:s/>терраса со столиком и стульями. </text:p>
      <text:p text:style-name="Standard"/>
      <text:p text:style-name="Standard"><text:span text:style-name="T2">Питание: </text:span><text:span text:style-name="T7">П</text:span>риготовление еды самостоятельно в своем номере. </text:p>
      <text:p text:style-name="Standard"/>
      <text:p text:style-name="Standard"><text:span text:style-name="T2">Услуги и инфраструктура</text:span>: собственный пляж, шезлонги, стоянка для автомобилей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Как добраться: </text:span>от Мелитополя до автостанции Кирилловка ходит рейсовый автобус или маршрутка (70 км). От автовокзала Кирилловки ходит автобусом или такси до <text:span text:style-name="T6">косы Пересыпь</text:span> . При необходимости, за отдельную плату, организовывается перевозка с вокзала или автовокзала г. Мелитополя к гостинице. Дату прибытия поезда, автобуса — согласуйте заранее с администратором отеля по номеру телефону. 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АДРЕС И ТЕЛЕФОН отеля <text:span text:style-name="T1">"</text:span><text:span text:style-name="T4">Sea B</text:span><text:span text:style-name="T5">reeze</text:span><text:span text:style-name="T4"> </text:span><text:span text:style-name="T1">"</text:span> </text:h>
      <text:p text:style-name="Text_20_body">Адрес: Запорожская область, Кирилловка, ул. Коса Пересыпь, <text:span text:style-name="T6">104</text:span></text:p>
      <text:p text:style-name="Text_20_body">На карте: <text:a xlink:type="simple" xlink:href="http://lovileto.com.ua/kirillovka/map/respect-na-karte.html"><text:span text:style-name="T8">показать точное расположение и GPS координаты</text:span></text:a> </text:p>
      <text:p text:style-name="Text_20_body"><text:span text:style-name="T6">Сайт:</text:span> ____________________________________</text:p>
      <text:p text:style-name="Text_20_body">Телефон: +38(067)<text:span text:style-name="T6">910 -33-77</text:span></text:p>
      <text:p text:style-name="Standard"><text:s text:c="16"/>+38(<text:span text:style-name="T6">050</text:span>)<text:span text:style-name="T6">910-33-88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5M10S</meta:editing-duration>
    <meta:editing-cycles>5</meta:editing-cycles>
    <meta:generator>LibreOffice/3.3$Win32 LibreOffice_project/330m19$Build-301</meta:generator>
    <dc:date>2017-06-09T09:11:57.62</dc:date>
    <meta:document-statistic meta:table-count="0" meta:image-count="0" meta:object-count="0" meta:page-count="1" meta:paragraph-count="12" meta:word-count="241" meta:character-count="1777"/>
    <meta:user-defined meta:name="Info 1"/>
    <meta:user-defined meta:name="Info 2"/>
    <meta:user-defined meta:name="Info 3"/>
    <meta:user-defined meta:name="Info 4"/>
  </office:meta>
</office:document-meta>
</file>